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ede" officeooo:paragraph-rsid="000e8ede"/>
    </style:style>
    <style:style style:name="P2" style:family="paragraph" style:parent-style-name="Standard">
      <style:text-properties officeooo:rsid="00104926" officeooo:paragraph-rsid="00104926"/>
    </style:style>
    <style:style style:name="P3" style:family="paragraph" style:parent-style-name="Standard">
      <style:text-properties officeooo:rsid="0010a774" officeooo:paragraph-rsid="0010a774"/>
    </style:style>
    <style:style style:name="P4" style:family="paragraph" style:parent-style-name="Standard">
      <style:text-properties fo:color="#000000" fo:font-weight="bold" officeooo:rsid="000e8ede" officeooo:paragraph-rsid="000e8ede" style:font-weight-asian="bold" style:font-weight-complex="bold"/>
    </style:style>
    <style:style style:name="P5" style:family="paragraph" style:parent-style-name="Standard">
      <style:text-properties officeooo:rsid="00115ef6" officeooo:paragraph-rsid="00115ef6"/>
    </style:style>
    <style:style style:name="P6" style:family="paragraph" style:parent-style-name="Standard">
      <style:text-properties officeooo:paragraph-rsid="0010a774"/>
    </style:style>
    <style:style style:name="P7" style:family="paragraph" style:parent-style-name="Standard">
      <style:text-properties officeooo:rsid="001339cd" officeooo:paragraph-rsid="001339cd"/>
    </style:style>
    <style:style style:name="P8" style:family="paragraph" style:parent-style-name="Standard">
      <style:text-properties officeooo:rsid="001339cd" officeooo:paragraph-rsid="0014939d"/>
    </style:style>
    <style:style style:name="P9" style:family="paragraph" style:parent-style-name="Standard">
      <style:text-properties officeooo:rsid="0014939d" officeooo:paragraph-rsid="0014939d"/>
    </style:style>
    <style:style style:name="P10" style:family="paragraph" style:parent-style-name="Standard">
      <style:text-properties fo:font-weight="bold" officeooo:rsid="00115ef6" officeooo:paragraph-rsid="00115ef6" style:font-weight-asian="bold" style:font-weight-complex="bold"/>
    </style:style>
    <style:style style:name="P11" style:family="paragraph" style:parent-style-name="Standard">
      <style:text-properties officeooo:rsid="00187dff" officeooo:paragraph-rsid="00187dff"/>
    </style:style>
    <style:style style:name="P12" style:family="paragraph" style:parent-style-name="Standard">
      <style:text-properties officeooo:rsid="00187dff" officeooo:paragraph-rsid="00187dff"/>
    </style:style>
    <style:style style:name="P13" style:family="paragraph" style:parent-style-name="Standard">
      <style:text-properties officeooo:rsid="0010a774" officeooo:paragraph-rsid="0010a774"/>
    </style:style>
    <style:style style:name="T1" style:family="text">
      <style:text-properties officeooo:rsid="00104926"/>
    </style:style>
    <style:style style:name="T2" style:family="text">
      <style:text-properties officeooo:rsid="0010a774"/>
    </style:style>
    <style:style style:name="T3" style:family="text">
      <style:text-properties officeooo:rsid="001339cd"/>
    </style:style>
    <style:style style:name="T4" style:family="text">
      <style:text-properties officeooo:rsid="0014939d"/>
    </style:style>
    <style:style style:name="T5" style:family="text">
      <style:text-properties officeooo:rsid="00187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UP for IOTIVITY Client to run:</text:p>
      <text:p text:style-name="P1"/>
      <text:p text:style-name="P1">1. Need BLE Adapter for Non-BLE device</text:p>
      <text:p text:style-name="P1">2. First stop the bluetooth by using the following <text:span text:style-name="T1">the following command</text:span></text:p>
      <text:p text:style-name="P1"><text:tab/><text:tab/><text:span text:style-name="T1">sudo /etc/init.d/bluetooth stop</text:span></text:p>
      <text:p text:style-name="P2">3. Start the blue<text:span text:style-name="T2">tooth by using</text:span></text:p>
      <text:p text:style-name="P2"><text:tab/><text:tab/><text:span text:style-name="T2">sudo /etc/init.d/bluetooth start</text:span></text:p>
      <text:p text:style-name="P3">4. Power on the bluetooth controller by using bluetoothctl</text:p>
      <text:p text:style-name="P3"><text:tab/>run bluetoothctl in the terminal</text:p>
      <text:p text:style-name="P3"><text:tab/>$ bluetoothctl</text:p>
      <text:p text:style-name="P3"><text:tab/><text:tab/>[bluetooth]# power on</text:p>
      <text:p text:style-name="P3"><text:tab/><text:tab/><text:tab/>Changing power on succeeded</text:p>
      <text:p text:style-name="P6"><text:tab/><text:tab/><text:tab/>[CHG] Controller 00:1A:7D:DA:71:13 Powered: y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BLE Troubleshooting Guide:</text:p>
      <text:p text:style-name="P10"/>
      <text:p text:style-name="P10"/>
      <text:p text:style-name="P5">1. Make sure Your bluetooth is UP RUNNI<text:span text:style-name="T3">N</text:span>G by running the command</text:p>
      <text:p text:style-name="P5"><text:tab/>$ sudo hciconfig</text:p>
      <text:p text:style-name="P5"><text:tab/><text:tab/>If DOWN please run</text:p>
      <text:p text:style-name="P5"><text:tab/><text:tab/><text:tab/>$ sudo hciconfig hci0 up</text:p>
      <text:p text:style-name="P5"><text:tab/><text:tab/><text:tab/><text:tab/><text:span text:style-name="T4">where hci0 is the device adapter name</text:span></text:p>
      <text:p text:style-name="P7">2. <text:span text:style-name="T4">Make sure bluetooth BLE is in Scan Mode or Advertise mode, run the following command</text:span></text:p>
      <text:p text:style-name="P7"><text:tab/><text:tab/><text:span text:style-name="T4">$ sudo hcidump -i hci0</text:span></text:p>
      <text:p text:style-name="P8"><text:tab/><text:tab/><text:tab/><text:span text:style-name="T4">where hci0 is the device adapter name<text:tab/></text:span></text:p>
      <text:p text:style-name="P9">3.Make sure your BLE Adapter can advertise or not by running the following command</text:p>
      <text:p text:style-name="P9"><text:tab/><text:tab/>$ sudo hcitool -i hci0 lescan</text:p>
      <text:p text:style-name="P9"><text:tab/><text:tab/><text:tab/> where hci0 is the device adapter name</text:p>
      <text:p text:style-name="P9"><text:tab/><text:tab/><text:tab/> where lescan to start discovering BLE device MAC ID’s</text:p>
      <text:p text:style-name="P5"/>
      <text:p text:style-name="P11">Note:</text:p>
      <text:p text:style-name="P11"><text:tab/>1. Once BLE adapter started in Advertise or Scan mode, make sure disable them before continuing running any application that depends on BLE adapter by running the following command</text:p>
      <text:p text:style-name="P3"><text:tab/><text:span text:style-name="T5">$ sudo hciconfig hci0 down</text:span></text:p>
      <text:p text:style-name="P3"><text:tab/><text:span text:style-name="T5">$ sudo hciconfig hci0 up</text:span></text:p>
      <text:p text:style-name="P3"><text:tab/><text:tab/><text:span text:style-name="T5">where hci0 is the device adpater name</text:span></text:p>
      <text:p text:style-name="P11"><text:soft-page-break/>2. To know your device adapter name, run the following command</text:p>
      <text:p text:style-name="P11"><text:tab/>$ sudo hci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2:02:23.389954212</meta:creation-date>
    <dc:date>2017-03-13T14:28:35.976144307</dc:date>
    <meta:editing-duration>PT35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24" meta:character-count="1364" meta:non-whitespace-character-count="1126"/>
  </office:meta>
</office:document-meta>
</file>